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text-underline-style="wave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Exercice MySQL</text:span></text:p>
      <text:p text:style-name="Standard"/>
      <text:p text:style-name="Standard"><text:span text:style-name="T3">Exercice 3 : <text:s/></text:span></text:p>
      <text:p text:style-name="Standard"><text:span text:style-name="T1">Sélectionnez les colonnes </text:span><text:span text:style-name="HTML_20_Code"><text:span text:style-name="T1">movieTitle</text:span></text:span><text:span text:style-name="T1">, </text:span><text:span text:style-name="HTML_20_Code"><text:span text:style-name="T1">imdbRating</text:span></text:span><text:span text:style-name="T1">, et </text:span><text:span text:style-name="HTML_20_Code"><text:span text:style-name="T1">yearReleased</text:span></text:span><text:span text:style-name="T1"> dans le tableau </text:span><text:span text:style-name="HTML_20_Code"><text:span text:style-name="T2">movies</text:span></text:span><text:span text:style-name="T2">.</text:span><text:span text:style-name="T1"> Afficher les films dont le titre contient le mot "Godfather".</text:span></text:p>
      <text:p text:style-name="P1">SELECT movieTitle, imdbRating, yearReleased FROM movies WHERE movieTitle LIKE '%Godfather%';</text:p>
      <text:p text:style-name="Standard"><text:span text:style-name="T3">Exercice 3 b : </text:span></text:p>
      <text:p text:style-name="Standard"><text:span text:style-name="T1">Sélectionnez les colonnes </text:span><text:span text:style-name="HTML_20_Code"><text:span text:style-name="T1">movieTitle</text:span></text:span><text:span text:style-name="T1">, </text:span><text:span text:style-name="HTML_20_Code"><text:span text:style-name="T1">imdbRating</text:span></text:span><text:span text:style-name="T1">, et </text:span><text:span text:style-name="HTML_20_Code"><text:span text:style-name="T1">yearReleased</text:span></text:span><text:span text:style-name="T1"> dans le tableau </text:span><text:span text:style-name="HTML_20_Code"><text:span text:style-name="T2">movies</text:span></text:span><text:span text:style-name="T1">. Afficher les films sortis avant 2001 et dont la note est supérieure à 9.</text:span></text:p>
      <text:p text:style-name="P1">SELECT movieTitle, imdbRating, yearReleased FROM movies WHERE yearReleased&lt;2001 AND imdbRating&gt;9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banaisjeremie@gmail.com</meta:initial-creator>
    <meta:editing-cycles>1</meta:editing-cycles>
    <meta:creation-date>2024-01-14T18:01:00</meta:creation-date>
    <dc:date>2024-01-26T12:20:52.58</dc:date>
    <meta:editing-duration>PT4S</meta:editing-duration>
    <meta:generator>OpenOffice/4.1.15$Win32 OpenOffice.org_project/4115m2$Build-9813</meta:generator>
    <meta:document-statistic meta:table-count="0" meta:image-count="0" meta:object-count="0" meta:page-count="1" meta:paragraph-count="7" meta:word-count="75" meta:character-count="5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